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fb19" officeooo:paragraph-rsid="0014fb19"/>
    </style:style>
    <style:style style:name="P2" style:family="paragraph" style:parent-style-name="Standard">
      <style:text-properties officeooo:rsid="0014fb19" officeooo:paragraph-rsid="0014fb19"/>
    </style:style>
    <style:style style:name="T1" style:family="text">
      <style:text-properties officeooo:rsid="001603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40_221825173"/>Mode déconnecté : </text:p>
      <text:p text:style-name="P1">/help<text:tab/><text:tab/><text:tab/>affiche les cmds</text:p>
      <text:p text:style-name="P1">/connect username<text:tab/>se connecte sous le pseudo « username »</text:p>
      <text:p text:style-name="P1">/quit<text:tab/><text:tab/><text:tab/>ferme le programme</text:p>
      <text:p text:style-name="P1"/>
      <text:p text:style-name="P1">Mode Connecté :</text:p>
      <text:p text:style-name="P1">/help<text:tab/><text:tab/><text:tab/>affiche les cmds</text:p>
      <text:p text:style-name="P1">/<text:span text:style-name="T1">ban username<text:tab/><text:tab/>tente de ban de « username »<text:tab/><text:tab/><text:tab/></text:span></text:p>
      <text:p text:style-name="P1">/who<text:tab/><text:tab/><text:tab/>affiche les personnes connectées</text:p>
      <text:p text:style-name="P1">/call username<text:tab/><text:tab/>entame une conversation privée avec « username »</text:p>
      <text:p text:style-name="P1">/disconnect<text:tab/><text:tab/>se déconnecte</text:p>
      <text:p text:style-name="P1"/>
      <text:p text:style-name="P1">Mode Conversation :</text:p>
      <text:p text:style-name="P1">/help<text:tab/><text:tab/><text:tab/>affiche les cmds</text:p>
      <text:p text:style-name="P1">/send filename<text:tab/><text:tab/>propose d'envoyer le fichier « filename »</text:p>
      <text:p text:style-name="P1">/file<text:tab/><text:tab/><text:tab/>affiche les propositions d'envoie de fichier</text:p>
      <text:p text:style-name="P1">/accept<text:tab/><text:tab/><text:tab/>accepte le fichier en première place dans la file d'attente</text:p>
      <text:p text:style-name="P1">/reject<text:tab/><text:tab/><text:tab/>refuse le premier fichier dans la file d'attente</text:p>
      <text:p text:style-name="P1">/quit<text:tab/><text:tab/><text:tab/>ferme la conversation</text:p>
      <text:p text:style-name="P1"><text:bookmark-end text:name="__DdeLink__40_221825173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2:35:17.882508154</meta:creation-date>
    <dc:date>2014-05-17T12:19:39.564564211</dc:date>
    <meta:editing-duration>PT5M25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1" meta:paragraph-count="17" meta:word-count="102" meta:character-count="647" meta:non-whitespace-character-count="536"/>
  </office:meta>
</office:document-meta>
</file>